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cm" fo:margin-top="0cm" fo:margin-bottom="0.199cm" table:align="left" style:may-break-between-rows="false"/>
    </style:style>
    <style:style style:name="Tabla1.A" style:family="table-column">
      <style:table-column-properties style:column-width="13.079cm"/>
    </style:style>
    <style:style style:name="Tabla1.B" style:family="table-column">
      <style:table-column-properties style:column-width="2.254cm"/>
    </style:style>
    <style:style style:name="Tabla1.C" style:family="table-column">
      <style:table-column-properties style:column-width="2.256cm"/>
    </style:style>
    <style:style style:name="Tabla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fo:margin-top="0.199cm" fo:margin-bottom="0cm" table:align="margins" style:shadow="none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background-color="#c0c0c0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line-height="100%"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lance Social</text:p>
      <text:p text:style-name="Text_20_body">From Date: <text:placeholder text:placeholder-type="text">&lt;formatLang(from_date, user.language, date=True)&gt;</text:placeholder></text:p>
      <text:p text:style-name="Text_20_body">To Date: <text:placeholder text:placeholder-type="text">&lt;formatLang(to_date, user.language, date=True)&gt;</text:placeholder></text:p>
      <text:section text:style-name="Sect1" text:name="Section1">
        <text:p text:style-name="Text_20_body"><text:placeholder text:placeholder-type="text">&lt;for each="accounts in objects"&gt;</text:placeholder></text:p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P7"><text:placeholder text:placeholder-type="text">&lt;accounts.code + '- ' + accounts.name &gt;</text:placeholder></text:p>
            </table:table-cell>
          </table:table-row>
        </table:table>
        <text:p text:style-name="P5"><text:placeholder text:placeholder-type="text">&lt;for each="line in get_analytic_lines(accounts.id,from_date, to_date)"&gt;</text:placeholder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>
              <table:table-cell table:style-name="Tabla1.A1" office:value-type="string">
                <text:p text:style-name="Table_20_Contents">Cuenta analítica</text:p>
              </table:table-cell>
              <table:table-cell table:style-name="Tabla1.B1" office:value-type="string">
                <text:p text:style-name="Table_20_Contents">Debito</text:p>
              </table:table-cell>
              <table:table-cell table:style-name="Tabla1.C1" office:value-type="string">
                <text:p text:style-name="Table_20_Contents">Credito</text:p>
              </table:table-cell>
            </table:table-row>
            <table:table-row>
              <table:table-cell table:style-name="Tabla1.A2" office:value-type="string">
                <text:p text:style-name="P5"><text:placeholder text:placeholder-type="text">&lt;line.name&gt;</text:placeholder></text:p>
              </table:table-cell>
              <table:table-cell table:style-name="Tabla1.B2" office:value-type="string">
                <text:p text:style-name="P6"><text:placeholder text:placeholder-type="text">&lt;formatLang(line.debit, user.language, currency=company.currency)&gt;</text:placeholder></text:p>
              </table:table-cell>
              <table:table-cell table:style-name="Tabla1.C2" office:value-type="string">
                <text:p text:style-name="P6"><text:placeholder text:placeholder-type="text">&lt;formatLang(line.credit, user.language, currency=company.currency)&gt;</text:placeholder></text:p>
              </table:table-cell>
            </table:table-row>
          </table:table-header-rows>
        </table:table>
        <text:p text:style-name="Text_20_body"><text:span text:style-name="T1"><text:placeholder text:placeholder-type="text">&lt;/for&gt;</text:placeholder></text:span></text:p>
        <text:p text:style-name="Text_20_body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8*"/>
    </style:style>
    <style:style style:name="Table2.B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General Journal</text:p>
            </table:table-cell>
            <table:table-cell table:style-name="Table3.A1" office:value-type="string">
              <text:p text:style-name="MP2">Print Date: <text:placeholder text:placeholder-type="text">&lt;formatLang(datetime.date.today(), user.languag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11-14T22:45:37</meta:creation-date>
    <meta:editing-cycles>1</meta:editing-cycles>
    <meta:editing-duration>P0D</meta:editing-duration>
    <meta:document-statistic meta:table-count="4" meta:image-count="0" meta:object-count="0" meta:page-count="1" meta:paragraph-count="19" meta:word-count="54" meta:character-count="616" meta:non-whitespace-character-count="581"/>
    <meta:user-defined meta:name="Info 1"/>
    <meta:user-defined meta:name="Info 2"/>
    <meta:user-defined meta:name="Info 3"/>
    <meta:user-defined meta:name="Info 4"/>
  </office:meta>
</office:document-meta>
</file>